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66d" officeooo:paragraph-rsid="0013a66d"/>
    </style:style>
    <style:style style:name="P2" style:family="paragraph" style:parent-style-name="Standard">
      <style:text-properties officeooo:rsid="00154728" officeooo:paragraph-rsid="00154728"/>
    </style:style>
    <style:style style:name="P3" style:family="paragraph" style:parent-style-name="Standard">
      <style:text-properties officeooo:rsid="0017c4ae" officeooo:paragraph-rsid="0017c4ae"/>
    </style:style>
    <style:style style:name="P4" style:family="paragraph" style:parent-style-name="Standard">
      <style:text-properties officeooo:rsid="001976fe" officeooo:paragraph-rsid="001976fe"/>
    </style:style>
    <style:style style:name="P5" style:family="paragraph" style:parent-style-name="Standard">
      <style:text-properties officeooo:rsid="0019b9cf" officeooo:paragraph-rsid="0019b9cf"/>
    </style:style>
    <style:style style:name="P6" style:family="paragraph" style:parent-style-name="Standard">
      <style:text-properties officeooo:rsid="001a99a2" officeooo:paragraph-rsid="001a99a2"/>
    </style:style>
    <style:style style:name="T1" style:family="text">
      <style:text-properties officeooo:rsid="0016baab"/>
    </style:style>
    <style:style style:name="T2" style:family="text">
      <style:text-properties officeooo:rsid="001a46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Microsoft uuris enne WIndows Server 2016 projekti juurde asumist klientide tagasisidet. Millised olid klientide kolm suurimat etteheidet varasemate Windows Serveri versioonide kohta, kui rääkida selle kasutamisest rakendusplatvormina?</text:p>
      <text:p text:style-name="Standard"/>
      <text:p text:style-name="Standard">2. Millise Windows Server 2016 versiooni kohta kasutab Microsoft ise terminit "Just enough OS"?</text:p>
      <text:p text:style-name="P1">Nano server</text:p>
      <text:p text:style-name="Standard">3. Mida tähendab termin Software Defined Datacenter?`</text:p>
      <text:p text:style-name="P2">Termin viitab andmekeskusele, kus kogu infrastruktuur on virtualiseeritud <text:span text:style-name="T1">ja seda müüakse edasi teenusena.</text:span> Andmekeskus on täielikult automatiseeritud tarkvara poolt. Riistvara konfigureeritakse tarkvara poolt automaatselt.</text:p>
      <text:p text:style-name="Standard">4. Millised kaks põhikomponenti on seotud eelmises küsimuses küsitud terminiga ning mida need sisuliselt eesti keeles tähendavad?</text:p>
      <text:p text:style-name="P3">Serveri virtualiseerimine ja salvesti virtualiseerimine.</text:p>
      <text:p text:style-name="P3">Salvesti virtualiseerimine – Mitme salvesti üheks liitmine.</text:p>
      <text:p text:style-name="P3">Serveri virtualiseerimine – Lubab ühte füüsilisse serverisse luua mitu virtuaalset serverit.</text:p>
      <text:p text:style-name="P3"/>
      <text:p text:style-name="Standard">5. Millised on uued võimalused Hyper-V virtuaalmasinate kaitsmiseks. Kirjutage ka võimaluste sisu lahti.</text:p>
      <text:p text:style-name="P4">Võimalus krüpteerida ketas, millel jookseb operatsioonisüsteem.</text:p>
      <text:p text:style-name="P5">Linux operatsioonisüsteemid saavad alglaadida Secure Boot valikuga. BIOS kontrollib, kas buudilaadur on usaldusväärne.</text:p>
      <text:p text:style-name="P5">Device Guard – Lubab käivitada ainult rakendused, mida süsteemihaldaja on lubanud. </text:p>
      <text:p text:style-name="P5">Credential Guard – <text:span text:style-name="T2">Kaitseb kasutaja informatsiooni(paroolid jne) pahavara eest.</text:span></text:p>
      <text:p text:style-name="Standard">6. Tooge mõni näide, kus kasutada konteinereid?</text:p>
      <text:p text:style-name="P6">Kuna konteiner on täielikult isoleeritud, siis on see ideaalne võimalus katsetada erinvaid rakendusi, pahavara j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20:34:59.864645984</meta:creation-date>
    <dc:date>2016-11-25T21:38:17.179272307</dc:date>
    <meta:editing-duration>PT11M5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185" meta:character-count="1563" meta:non-whitespace-character-count="1389"/>
  </office:meta>
</office:document-meta>
</file>